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Nimbus Roman No9 L" fo:font-size="6.80000019073486pt" fo:language="en" fo:country="US" style:font-name-asian="DejaVuSans" style:font-size-asian="6.80000019073486pt" style:language-asian="en" style:country-asian="US" style:font-name-complex="Tahoma1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3" table:default-cell-style-name="Default"/>
        <table:table-row table:style-name="ro2" table:number-rows-repeated="2">
          <table:table-cell table:number-columns-repeated="4"/>
        </table:table-row>
        <table:table-row table:style-name="ro3">
          <table:table-cell/>
          <table:table-cell table:style-name="ce2" office:value-type="string">
            <text:p>Number of Executions</text:p>
          </table:table-cell>
          <table:table-cell table:style-name="ce2" office:value-type="string">
            <text:p>Average Execution Time</text:p>
          </table:table-cell>
          <table:table-cell table:style-name="ce2" office:value-type="string">
            <text:p>Standard Deviation</text:p>
          </table:table-cell>
        </table:table-row>
        <table:table-row table:style-name="ro2">
          <table:table-cell office:value-type="string">
            <text:p>Original Program</text:p>
          </table:table-cell>
          <table:table-cell office:value-type="float" office:value="10">
            <text:p>10</text:p>
          </table:table-cell>
          <table:table-cell office:value-type="float" office:value="14.04">
            <text:p>14,04</text:p>
          </table:table-cell>
          <table:table-cell office:value-type="float" office:value="0.11">
            <text:p>0,11</text:p>
          </table:table-cell>
        </table:table-row>
        <table:table-row table:style-name="ro2">
          <table:table-cell office:value-type="string">
            <text:p>Optimized Program</text:p>
          </table:table-cell>
          <table:table-cell office:value-type="float" office:value="10">
            <text:p>10</text:p>
          </table:table-cell>
          <table:table-cell office:value-type="float" office:value="13.38">
            <text:p>13,38</text:p>
          </table:table-cell>
          <table:table-cell office:value-type="float" office:value="0.12">
            <text:p>0,1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stimation</text:p>
          </table:table-cell>
          <table:table-cell table:style-name="ce3" table:formula="of:=([.C5]-[.C4])/(SQRT(1/[.B4]+1/[.B5])*SQRT((([.B4]-1)*([.D4]*[.D4])+([.B5]-1)*([.D5]*[.D5]))/([.B4]+[.B5]-2)))" office:value-type="float" office:value="-12.8209733831159">
            <text:p>-12,8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ignificance</text:p>
          </table:table-cell>
          <table:table-cell office:value-type="float" office:value="0.05">
            <text:p>0,05</text:p>
          </table:table-cell>
          <table:table-cell table:number-columns-repeated="2"/>
        </table:table-row>
        <table:table-row table:style-name="ro2">
          <table:table-cell office:value-type="string">
            <text:p>Critical Value</text:p>
          </table:table-cell>
          <table:table-cell table:style-name="ce3" table:formula="of:=-TINV([.B9]*2;[.B4]+[.B5]-2)" office:value-type="float" office:value="-1.73406360661754">
            <text:p>-1,73</text:p>
          </table:table-cell>
          <table:table-cell table:style-name="ce3" table:formula="of:=-TINV([.B9];[.B4]+[.B5]-2)" office:value-type="float" office:value="-2.10092204024104">
            <text:p>-2,1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10]&lt;[.B7];&quot;The optimized program is not faster than the original program&quot;;&quot;The optimized program is faster than the original program&quot;)" office:value-type="string" office:string-value="The optimized program is faster than the original program">
            <text:p>The optimized program is faster than the original program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Note: TINV gives you the t-student critical value of alpha/2, so that, you have to multiply by 2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"/>
          <table:table-cell table:number-columns-repeated="3"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9-10T13:04:14</meta:creation-date>
    <dc:date>2013-06-15T18:06:46</dc:date>
    <meta:editing-cycles>13</meta:editing-cycles>
    <meta:editing-duration>PT11H30M40S</meta:editing-duration>
    <dc:creator>Genís Pérez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